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804b1" officeooo:paragraph-rsid="000804b1" style:font-size-asian="15pt" style:font-size-complex="15pt"/>
    </style:style>
    <style:style style:name="P2" style:family="paragraph" style:parent-style-name="Standard">
      <style:text-properties fo:font-size="15pt" officeooo:rsid="000804b1" officeooo:paragraph-rsid="0008bbea" style:font-size-asian="15pt" style:font-size-complex="15pt"/>
    </style:style>
    <style:style style:name="P3" style:family="paragraph" style:parent-style-name="Standard">
      <style:text-properties fo:font-size="15pt" officeooo:rsid="000804b1" officeooo:paragraph-rsid="000919b6" style:font-size-asian="15pt" style:font-size-complex="15pt"/>
    </style:style>
    <style:style style:name="P4" style:family="paragraph" style:parent-style-name="Standard">
      <style:text-properties fo:font-size="15pt" officeooo:rsid="0008bbea" officeooo:paragraph-rsid="0008bbea" style:font-size-asian="15pt" style:font-size-complex="15pt"/>
    </style:style>
    <style:style style:name="P5" style:family="paragraph" style:parent-style-name="Standard">
      <style:text-properties fo:font-size="15pt" officeooo:rsid="000919b6" officeooo:paragraph-rsid="000919b6" style:font-size-asian="15pt" style:font-size-complex="15pt"/>
    </style:style>
    <style:style style:name="P6" style:family="paragraph" style:parent-style-name="Standard" style:master-page-name="">
      <style:paragraph-properties fo:margin-left="0cm" fo:margin-right="-1.6cm" fo:text-indent="0cm" style:auto-text-indent="false" style:page-number="auto"/>
      <style:text-properties fo:font-size="15pt" officeooo:rsid="000804b1" officeooo:paragraph-rsid="000804b1" style:font-size-asian="15pt" style:font-size-complex="15pt"/>
    </style:style>
    <style:style style:name="P7" style:family="paragraph" style:parent-style-name="Standard" style:master-page-name="">
      <style:paragraph-properties fo:margin-left="0cm" fo:margin-right="-1.6cm" fo:text-indent="0cm" style:auto-text-indent="false" style:page-number="auto"/>
      <style:text-properties fo:font-size="15pt" officeooo:rsid="000804b1" officeooo:paragraph-rsid="0008bbea" style:font-size-asian="15pt" style:font-size-complex="15pt"/>
    </style:style>
    <style:style style:name="P8" style:family="paragraph" style:parent-style-name="Standard" style:master-page-name="">
      <style:paragraph-properties fo:margin-left="0cm" fo:margin-right="-1.6cm" fo:text-indent="0cm" style:auto-text-indent="false" style:page-number="auto"/>
      <style:text-properties fo:font-size="15pt" officeooo:rsid="000804b1" officeooo:paragraph-rsid="0008bbea" style:font-size-asian="15pt" style:font-size-complex="15pt"/>
    </style:style>
    <style:style style:name="P9" style:family="paragraph" style:parent-style-name="Standard" style:master-page-name="">
      <style:paragraph-properties fo:margin-left="0cm" fo:margin-right="-1.6cm" fo:text-indent="0cm" style:auto-text-indent="false" style:page-number="auto"/>
      <style:text-properties fo:font-size="15pt" officeooo:rsid="000804b1" officeooo:paragraph-rsid="000919b6" style:font-size-asian="15pt" style:font-size-complex="15pt"/>
    </style:style>
    <style:style style:name="P10" style:family="paragraph" style:parent-style-name="Standard">
      <style:paragraph-properties fo:break-before="page"/>
      <style:text-properties fo:font-size="15pt" officeooo:rsid="000804b1" officeooo:paragraph-rsid="000804b1" style:font-size-asian="15pt" style:font-size-complex="15pt"/>
    </style:style>
    <style:style style:name="T1" style:family="text">
      <style:text-properties officeooo:rsid="000804b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8bbea"/>
    </style:style>
    <style:style style:name="T4" style:family="text">
      <style:text-properties style:text-underline-style="solid" style:text-underline-width="auto" style:text-underline-color="font-color" officeooo:rsid="000804b1"/>
    </style:style>
    <style:style style:name="T5" style:family="text">
      <style:text-properties style:text-underline-style="solid" style:text-underline-width="auto" style:text-underline-color="font-color" officeooo:rsid="000919b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8bbea"/>
    </style:style>
    <style:style style:name="T8" style:family="text">
      <style:text-properties officeooo:rsid="0008bbea"/>
    </style:style>
    <style:style style:name="T9" style:family="text">
      <style:text-properties officeooo:rsid="000919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 --&gt; Lógico (Relacional)</text:p>
      <text:p text:style-name="P1"/>
      <text:p text:style-name="P1">1º Passo: mapear entidades</text:p>
      <text:p text:style-name="P1"/>
      <text:p text:style-name="P1">Usuario (<text:span text:style-name="T2">Codigo</text:span>, Nome)</text:p>
      <text:p text:style-name="P1">Impressao (<text:span text:style-name="T2">Codigo</text:span>)</text:p>
      <text:p text:style-name="P1">Autor (<text:span text:style-name="T2">Codigo</text:span>, Nome)</text:p>
      <text:p text:style-name="P1">Publicacao (<text:span text:style-name="T2">Codigo</text:span>, editora, titulo)</text:p>
      <text:p text:style-name="P1">Revista (Data, Tema, Numero)</text:p>
      <text:p text:style-name="P1">Livro (edicao)</text:p>
      <text:p text:style-name="P1"><text:line-break/></text:p>
      <text:p text:style-name="P10">2° Passo: mapear relacionamentos</text:p>
      <text:p text:style-name="P1"/>
      <text:p text:style-name="P1">Usuario (<text:span text:style-name="T2">Codigo</text:span>, Nome)</text:p>
      <text:p text:style-name="P1">Impressao (<text:span text:style-name="T2">Codigo</text:span><text:span text:style-name="T6">, codPublicacao</text:span>)</text:p>
      <text:p text:style-name="P1"><text:tab/>codPublicacao referencia Publicacao</text:p>
      <text:p text:style-name="P6">Locacao (<text:span text:style-name="T2">codImpressao</text:span>, <text:span text:style-name="T2">codUsuario</text:span>, DataEntrega, <text:span text:style-name="T2">DataLocacao</text:span>, DataPrevistaEntrega)</text:p>
      <text:p text:style-name="P1"><text:tab/>codImpressao referencia Impressao</text:p>
      <text:p text:style-name="P1"><text:tab/>codUsuario referencia Usuario</text:p>
      <text:p text:style-name="P1">Autor (<text:span text:style-name="T2">Codigo</text:span>, Nome)</text:p>
      <text:p text:style-name="P1">Publicacao (<text:span text:style-name="T2">Codigo</text:span>, editora, titulo)</text:p>
      <text:p text:style-name="P1">Revista (Data, Tema, Numero, <text:span text:style-name="T2">Codigo</text:span>, editora, titulo)</text:p>
      <text:p text:style-name="P1">Livro (edicao, <text:span text:style-name="T2">Codigo</text:span>, editora, titulo)</text:p>
      <text:p text:style-name="P1">AutorLivro (codAutor, codLivro)</text:p>
      <text:p text:style-name="P1"><text:tab/>codAutor referencia Autor</text:p>
      <text:p text:style-name="P1"><text:tab/>codLivro referencia Livro</text:p>
      <text:p text:style-name="P1"/>
      <text:p text:style-name="P1">3° Passo: mapear E/G</text:p>
      <text:p text:style-name="P1">opção 1: uma tabela para entidade Genérica</text:p>
      <text:p text:style-name="P2">Usuario (<text:span text:style-name="T2">Codigo</text:span>, Nome)</text:p>
      <text:p text:style-name="P2">Publicacao (<text:span text:style-name="T2">Codigo</text:span>, editora, titulo, Data, Tema, Numero, edicao, tipo)</text:p>
      <text:p text:style-name="P2">Impressao (<text:span text:style-name="T2">Codigo</text:span><text:span text:style-name="T6">, codPublicacao</text:span>)</text:p>
      <text:p text:style-name="P2"><text:tab/>codPublicacao referencia Publicacao</text:p>
      <text:p text:style-name="P7">Locacao (<text:span text:style-name="T2">codImpressao</text:span>, <text:span text:style-name="T2">codUsuario</text:span>, DataEntrega, <text:span text:style-name="T2">DataLocacao</text:span>, DataPrevistaEntrega)</text:p>
      <text:p text:style-name="P2"><text:tab/>codImpressao referencia Impressao</text:p>
      <text:p text:style-name="P2"><text:tab/>codUsuario referencia Usuario</text:p>
      <text:p text:style-name="P2">Autor (<text:span text:style-name="T2">Codigo</text:span>, Nome)</text:p>
      <text:p text:style-name="P2">AutorLivro (<text:span text:style-name="T2">codAutor</text:span>, <text:span text:style-name="T2">cod</text:span><text:span text:style-name="T3">Publicacao</text:span>)</text:p>
      <text:p text:style-name="P2"><text:tab/>codAutor referencia Autor</text:p>
      <text:p text:style-name="P2"><text:tab/>cod<text:span text:style-name="T8">Publicacao</text:span> referencia <text:span text:style-name="T8">Publicacao</text:span></text:p>
      <text:p text:style-name="P2"/>
      <text:p text:style-name="P2">opção <text:span text:style-name="T8">2</text:span>: <text:span text:style-name="T8">duas</text:span> tabela para entidade<text:span text:style-name="T8">s</text:span> <text:span text:style-name="T8">Especialistas</text:span></text:p>
      <text:p text:style-name="P2">Usuario (<text:span text:style-name="T2">Codigo</text:span>, Nome)</text:p>
      <text:p text:style-name="P2"><text:span text:style-name="T8">Livro</text:span> (<text:span text:style-name="T2">Codigo</text:span>, editora, titulo, edicao)</text:p>
      <text:p text:style-name="P4">Revista(<text:span text:style-name="T4">Codigo</text:span><text:span text:style-name="T1">, editora, titulo, Data, Tema, Numero</text:span>)</text:p>
      <text:p text:style-name="P2">Impressao (<text:span text:style-name="T2">Codigo</text:span><text:span text:style-name="T6">, cod</text:span><text:span text:style-name="T7">Livro, codRevista</text:span>)</text:p>
      <text:p text:style-name="P2"><text:tab/>cod<text:span text:style-name="T8">Livro</text:span> referencia <text:span text:style-name="T8">Livro</text:span></text:p>
      <text:p text:style-name="P2"><text:tab/><text:span text:style-name="T8">codRevista referencia Revista</text:span></text:p>
      <text:p text:style-name="P7">Locacao (<text:span text:style-name="T2">codImpressao</text:span>, <text:span text:style-name="T2">codUsuario</text:span>, DataEntrega, <text:span text:style-name="T2">DataLocacao</text:span>, DataPrevistaEntrega)</text:p>
      <text:p text:style-name="P2"><text:tab/>codImpressao referencia Impressao</text:p>
      <text:p text:style-name="P2"><text:soft-page-break/><text:tab/>codUsuario referencia Usuario</text:p>
      <text:p text:style-name="P2">Autor (<text:span text:style-name="T2">Codigo</text:span>, Nome)</text:p>
      <text:p text:style-name="P2">AutorLivro (<text:span text:style-name="T2">codAutor</text:span>, <text:span text:style-name="T2">cod</text:span><text:span text:style-name="T3">Livro</text:span>)</text:p>
      <text:p text:style-name="P2"><text:tab/>codAutor referencia Autor</text:p>
      <text:p text:style-name="P2"><text:tab/>cod<text:span text:style-name="T8">Livro</text:span> referencia <text:span text:style-name="T8">Livro</text:span></text:p>
      <text:p text:style-name="P2"/>
      <text:p text:style-name="P5">opção 3: mapear todas entidades em tabelas</text:p>
      <text:p text:style-name="P3"/>
      <text:p text:style-name="P3">Usuario (<text:span text:style-name="T2">Codigo</text:span>, Nome)</text:p>
      <text:p text:style-name="P3">Impressao (<text:span text:style-name="T2">Codigo</text:span><text:span text:style-name="T6">, codPublicacao</text:span>)</text:p>
      <text:p text:style-name="P3"><text:tab/>codPublicacao referencia Publicacao</text:p>
      <text:p text:style-name="P9">Locacao (<text:span text:style-name="T2">codImpressao</text:span>, <text:span text:style-name="T2">codUsuario</text:span>, DataEntrega, <text:span text:style-name="T2">DataLocacao</text:span>, DataPrevistaEntrega)</text:p>
      <text:p text:style-name="P3"><text:tab/>codImpressao referencia Impressao</text:p>
      <text:p text:style-name="P3"><text:tab/>codUsuario referencia Usuario</text:p>
      <text:p text:style-name="P3">Autor (<text:span text:style-name="T2">Codigo</text:span>, Nome)</text:p>
      <text:p text:style-name="P3">Publicacao (<text:span text:style-name="T2">Codigo</text:span>, editora, titulo)</text:p>
      <text:p text:style-name="P3">Revista (Data, Tema, Numero, <text:span text:style-name="T5">codPublicacao</text:span>)</text:p>
      <text:p text:style-name="P3"><text:tab/><text:span text:style-name="T9">codPublicacao referencia Publicacao</text:span></text:p>
      <text:p text:style-name="P3">Livro (edicao, <text:span text:style-name="T5">codPublicacao</text:span>)</text:p>
      <text:p text:style-name="P3"><text:tab/><text:span text:style-name="T9">codPublicacao referencia Publicacao</text:span></text:p>
      <text:p text:style-name="P3">AutorLivro (codAutor, codLivro)</text:p>
      <text:p text:style-name="P3"><text:tab/>codAutor referencia Autor</text:p>
      <text:p text:style-name="P3"><text:tab/>codLivro referencia Livro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9:40:08.047299275</meta:creation-date>
    <dc:date>2018-03-27T20:51:26.088949666</dc:date>
    <meta:editing-duration>PT24M17S</meta:editing-duration>
    <meta:editing-cycles>1</meta:editing-cycles>
    <meta:document-statistic meta:table-count="0" meta:image-count="0" meta:object-count="0" meta:page-count="3" meta:paragraph-count="66" meta:word-count="246" meta:character-count="2243" meta:non-whitespace-character-count="2039"/>
    <meta:generator>LibreOffice/4.2.8.2$Linux_X86_64 LibreOffice_project/420m0$Build-2</meta:generator>
  </office:meta>
</office:document-meta>
</file>